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66bea" officeooo:paragraph-rsid="00066bea"/>
    </style:style>
    <style:style style:name="P2" style:family="paragraph" style:parent-style-name="Preformatted_20_Text">
      <style:text-properties officeooo:rsid="00066bea" officeooo:paragraph-rsid="00066bea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ykorzystanie interfejsu Vulcan do implementacji algorytmu mnożenia macierzy rzadkiej z wektorem na procesorach graficznych. </text:p>
      <text:p text:style-name="P1"/>
      <text:p text:style-name="P1"/>
      <text:p text:style-name="P2"><text:bookmark text:name="tw-target-text"/><text:span text:style-name="T1">Using the Vulcan interface to implement the sparse matrix vector multiplication algorithm on graphics processors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6T13:28:47.871180591</meta:creation-date>
    <dc:date>2022-04-06T13:37:11.404465479</dc:date>
    <meta:editing-duration>PT8M23S</meta:editing-duration>
    <meta:editing-cycles>1</meta:editing-cycles>
    <meta:generator>LibreOffice/5.3.4.2$Linux_X86_64 LibreOffice_project/f82d347ccc0be322489bf7da61d7e4ad13fe2ff3</meta:generator>
    <meta:document-statistic meta:table-count="0" meta:image-count="0" meta:object-count="0" meta:page-count="1" meta:paragraph-count="2" meta:word-count="29" meta:character-count="238" meta:non-whitespace-character-count="210"/>
  </office:meta>
</office:document-meta>
</file>